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1" style:family="text">
      <style:text-properties fo:language="en" fo:country="US"/>
    </style:style>
    <style:style style:name="T2" style:family="text">
      <style:text-properties fo:language="en" fo:country="US" officeooo:rsid="0018c60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Abyssus State Logs</text:h>
      <text:h text:style-name="Heading_20_4" text:outline-level="4">State Log Entry 1</text:h>
      <text:p text:style-name="Text_20_body"><text:span text:style-name="Strong_20_Emphasis">Date:</text:span> February 1, 20XX<text:line-break/><text:span text:style-name="Strong_20_Emphasis">Time:</text:span> 08:00 GMT<text:line-break/><text:span text:style-name="Strong_20_Emphasis">Depth:</text:span> 500 meters<text:line-break/><text:span text:style-name="Strong_20_Emphasis">Location:</text:span> Pacific Ocean, Entry Point Alpha</text:p>
      <text:p text:style-name="Text_20_body"><text:span text:style-name="Strong_20_Emphasis">Commander:</text:span> Dr. Samuel Thorne</text:p>
      <text:p text:style-name="Text_20_body"><text:span text:style-name="Strong_20_Emphasis">Log:</text:span> We have commenced our descent into the sea dungeons. The <text:span text:style-name="Strong_20_Emphasis">Abyssus</text:span> is performing optimally, with all systems functioning within expected parameters. Crew morale is high as we embark on this unprecedented journey. Initial readings indicate a stable environment. We are navigating through the first layers of the underwater structure with ease. Visual scans have started to reveal intriguing formations on the seabed. We are hopeful for significant findings as we proceed.</text:p>
      <text:p text:style-name="Horizontal_20_Line"/>
      <text:h text:style-name="Heading_20_4" text:outline-level="4">State Log Entry 2</text:h>
      <text:p text:style-name="Text_20_body"><text:span text:style-name="Strong_20_Emphasis">Date:</text:span> February 5, 20XX<text:line-break/><text:span text:style-name="Strong_20_Emphasis">Time:</text:span> 14:30 GMT<text:line-break/><text:span text:style-name="Strong_20_Emphasis">Depth:</text:span> 1500 meters<text:line-break/><text:span text:style-name="Strong_20_Emphasis">Location:</text:span> Pacific Ocean, Sector Delta-3</text:p>
      <text:p text:style-name="Text_20_body"><text:span text:style-name="Strong_20_Emphasis">Commander:</text:span> Dr. Samuel Thorne</text:p>
      <text:p text:style-name="Text_20_body"><text:span text:style-name="Strong_20_Emphasis">Log:</text:span> We have descended to 1500 meters and are approaching the first major checkpoint in our journey. Preliminary scans show a network of tunnels and caverns ahead. The <text:span text:style-name="Strong_20_Emphasis">Abyssus</text:span>'s structural integrity remains solid, and all crew members are in good health. We have encountered some minor technical issues with the sonar mapping system, but Engineer Marcus Johnson assures me they are easily manageable. Spirits are high as the team eagerly anticipates our first exploration of the tunnels.</text:p>
      <text:p text:style-name="Horizontal_20_Line"/>
      <text:h text:style-name="Heading_20_4" text:outline-level="4">State Log Entry 3</text:h>
      <text:p text:style-name="Text_20_body"><text:span text:style-name="Strong_20_Emphasis">Date:</text:span> February 10, 20XX<text:line-break/><text:span text:style-name="Strong_20_Emphasis">Time:</text:span> 09:45 GMT<text:line-break/><text:span text:style-name="Strong_20_Emphasis">Depth:</text:span> 3000 meters<text:line-break/><text:span text:style-name="Strong_20_Emphasis">Location:</text:span> Pacific Ocean, Subsection Echo-7</text:p>
      <text:p text:style-name="Text_20_body"><text:span text:style-name="Strong_20_Emphasis">Commander:</text:span> Dr. Samuel Thorne</text:p>
      <text:p text:style-name="Text_20_body"><text:span text:style-name="Strong_20_Emphasis">Log:</text:span> At 3000 meters, the environment is becoming more complex. We have entered the outer regions of the sea dungeon network. Initial probes reveal an intricate system of passages, some showing signs of artificial construction. The presence of bioluminescent flora and fauna is particularly notable, providing some natural light in the otherwise pitch-black surroundings. The crew is conducting sample collections and environmental assessments. No major obstacles encountered thus far. The mood aboard remains positive, with a sense of cautious optimism.</text:p>
      <text:p text:style-name="Horizontal_20_Line"/>
      <text:h text:style-name="Heading_20_4" text:outline-level="4"><text:soft-page-break/>State Log Entry 4</text:h>
      <text:p text:style-name="Text_20_body"><text:span text:style-name="Strong_20_Emphasis">Date:</text:span> February 15, 20XX<text:line-break/><text:span text:style-name="Strong_20_Emphasis">Time:</text:span> 16:20 GMT<text:line-break/><text:span text:style-name="Strong_20_Emphasis">Depth:</text:span> 4500 meters<text:line-break/><text:span text:style-name="Strong_20_Emphasis">Location:</text:span> Pacific Ocean, Labyrinth Zone Kilo-12</text:p>
      <text:p text:style-name="Text_20_body"><text:span text:style-name="Strong_20_Emphasis">Commander:</text:span> Dr. Samuel Thorne</text:p>
      <text:p text:style-name="Text_20_body"><text:span text:style-name="Strong_20_Emphasis">Log:</text:span> We have penetrated deeper into the labyrinth zone, currently at 4500 meters. The <text:span text:style-name="Strong_20_Emphasis">Abyssus</text:span> continues to function beyond expectations, handling the increasing pressure with minimal strain. Recent sonar images have shown promising signs of an ancient structure embedded within the rock formations. We plan to deploy remote-operated vehicles (ROVs) to explore these structures more closely. Crew members report some unease, likely due to the prolonged confinement and the eerie silence of the deep. Regular psychological checks are being maintained to ensure overall well-being.</text:p>
      <text:p text:style-name="Horizontal_20_Line"/>
      <text:h text:style-name="Heading_20_4" text:outline-level="4">State Log Entry 5</text:h>
      <text:p text:style-name="Text_20_body"><text:span text:style-name="Strong_20_Emphasis">Date:</text:span> February 20, 20XX<text:line-break/><text:span text:style-name="Strong_20_Emphasis">Time:</text:span> 11:30 GMT<text:line-break/><text:span text:style-name="Strong_20_Emphasis">Depth:</text:span> 6000 meters<text:line-break/><text:span text:style-name="Strong_20_Emphasis">Location:</text:span> Pacific Ocean, Cavern System Theta-9</text:p>
      <text:p text:style-name="Text_20_body"><text:span text:style-name="Strong_20_Emphasis">Commander:</text:span> Dr. Samuel Thorne</text:p>
      <text:p text:style-name="Text_20_body"><text:span text:style-name="Strong_20_Emphasis">Log:</text:span> We have reached 6000 meters and are now deep within the cavern system designated Theta-9. The environment is increasingly alien and hostile. We have detected anomalous energy readings emanating from the depths, suggesting the presence of advanced technology. The <text:span text:style-name="Strong_20_Emphasis">Abyssus</text:span>'s systems are being pushed to their limits, but remain operational. We are preparing to deploy a detailed scanning operation to pinpoint the source of these readings. The crew is maintaining composure, though the psychological strain is becoming more apparent. We are committed to uncovering the secrets of these depths.</text:p>
      <text:p text:style-name="Horizontal_20_Line"/>
      <text:h text:style-name="Heading_20_4" text:outline-level="4">State Log Entry 6</text:h>
      <text:p text:style-name="Text_20_body"><text:span text:style-name="Strong_20_Emphasis">Date:</text:span> February 25, 20XX<text:line-break/><text:span text:style-name="Strong_20_Emphasis">Time:</text:span> 18:15 GMT<text:line-break/><text:span text:style-name="Strong_20_Emphasis">Depth:</text:span> 7500 meters<text:line-break/><text:span text:style-name="Strong_20_Emphasis">Location:</text:span> Pacific Ocean, Nexus Point Omega-4</text:p>
      <text:p text:style-name="Text_20_body"><text:span text:style-name="Strong_20_Emphasis">Commander:</text:span> Dr. Samuel Thorne</text:p>
      <text:p text:style-name="Text_20_body"><text:span text:style-name="Strong_20_Emphasis">Log:</text:span> We are now at 7500 meters, nearing what we believe to be the nexus point of the sea dungeon network. The energy readings are more concentrated here, and visual data suggests the presence of a large, artificial structure embedded within the cavern walls. The crew is preparing for an in-depth exploration mission. We are aware of the risks but are driven by the potential discoveries that could change the future of humanity. Spirits are mixed; there is an undercurrent of tension and excitement. All systems are checked and ready for the next phas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Unicode MS1" style:font-family-complex="'Arial Unicode M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07T09:26:10.857000000</meta:creation-date>
    <dc:date>2024-07-07T09:27:03.127000000</dc:date>
    <meta:editing-duration>PT52S</meta:editing-duration>
    <meta:editing-cycles>1</meta:editing-cycles>
    <meta:document-statistic meta:table-count="0" meta:image-count="0" meta:object-count="0" meta:page-count="3" meta:paragraph-count="25" meta:word-count="642" meta:character-count="4140" meta:non-whitespace-character-count="3523"/>
    <meta:generator>LibreOffice/24.2.2.2$Windows_X86_64 LibreOffice_project/d56cc158d8a96260b836f100ef4b4ef25d6f1a01</meta:generator>
  </office:meta>
</office:document-meta>
</file>